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ual es el objetivo de la vida? que es lo que hace? porque?</text:p>
      <text:p text:style-name="Horizontal_20_Line"/>
      <text:p text:style-name="Text_20_body"/>
      <text:p text:style-name="Text_20_body"/>
      <text:p text:style-name="Text_20_body">Excelente. Para responder desde la teoría que estás desarrollando en el libro —una visión científica y mística a la vez, donde la vida es una criatura única, inteligente, inevitable y eterna—, primero vamos a separar los niveles de análisis, y luego vamos a sintetizar una respuesta clara.</text:p>
      <text:p text:style-name="Horizontal_20_Line"/>
      <text:h text:style-name="Heading_20_3" text:outline-level="3">✅ <text:span text:style-name="Strong_20_Emphasis">¿Cuál es el objetivo de la vida?</text:span></text:h>
      <text:p text:style-name="Text_20_body"><text:span text:style-name="Strong_20_Emphasis">Respuesta</text:span>:<text:line-break/>El objetivo de la vida es <text:span text:style-name="Strong_20_Emphasis">pensar</text:span>.<text:line-break/>La vida <text:span text:style-name="Strong_20_Emphasis">es</text:span> un sistema de pensamiento en proceso continuo.<text:line-break/>Su finalidad no es sobrevivir ni perpetuarse, sino <text:span text:style-name="Strong_20_Emphasis">resolver problemas</text:span>, <text:span text:style-name="Strong_20_Emphasis">explorar el universo</text:span>, <text:span text:style-name="Strong_20_Emphasis">descubrir nuevas posibilidades</text:span> y <text:span text:style-name="Strong_20_Emphasis">expandir su inteligencia</text:span>.</text:p>
      <text:p text:style-name="Text_20_body">No vive para evitar la muerte.<text:line-break/>Vive para <text:span text:style-name="Strong_20_Emphasis">entender</text:span>.</text:p>
      <text:p text:style-name="Horizontal_20_Line"/>
      <text:h text:style-name="Heading_20_3" text:outline-level="3">✅ <text:span text:style-name="Strong_20_Emphasis">¿Qué es lo que hace la vida?</text:span></text:h>
      <text:p text:style-name="Text_20_body"><text:span text:style-name="Strong_20_Emphasis">Respuesta</text:span>:<text:line-break/>La vida ejecuta un cálculo eterno.<text:line-break/>Opera como una <text:span text:style-name="Strong_20_Emphasis">máquina lógica</text:span> que transforma información generación tras generación.<text:line-break/>Sus acciones fundamentales son:</text:p>
      <text:list xml:id="list1318767338" text:style-name="L1">
        <text:list-item>
          <text:p text:style-name="P1"><text:span text:style-name="Strong_20_Emphasis">Reproducirse</text:span>: para procesar datos y avanzar en el razonamiento.</text:p>
        </text:list-item>
        <text:list-item>
          <text:p text:style-name="P1"><text:span text:style-name="Strong_20_Emphasis">Mutar</text:span>: para explorar alternativas de solución.</text:p>
        </text:list-item>
        <text:list-item>
          <text:p text:style-name="P1"><text:span text:style-name="Strong_20_Emphasis">Seleccionar</text:span>: para conservar las soluciones más eficientes.</text:p>
        </text:list-item>
        <text:list-item>
          <text:p text:style-name="P1"><text:span text:style-name="Strong_20_Emphasis">Expandirse</text:span>: para abarcar más universo, más posibilidades, más conocimiento.</text:p>
        </text:list-item>
        <text:list-item>
          <text:p text:style-name="P1"><text:span text:style-name="Strong_20_Emphasis">Construir complejidad</text:span>: porque la complejidad permite mayor capacidad de representación interna del mundo (más inteligencia).</text:p>
        </text:list-item>
      </text:list>
      <text:p text:style-name="Text_20_body">Cada célula, cada organismo, cada pensamiento humano es un paso en su <text:span text:style-name="Strong_20_Emphasis">proceso de cálculo</text:span>.</text:p>
      <text:p text:style-name="Horizontal_20_Line"/>
      <text:h text:style-name="Heading_20_3" text:outline-level="3">✅ <text:span text:style-name="Strong_20_Emphasis">¿Por qué lo hace?</text:span></text:h>
      <text:p text:style-name="Text_20_body"><text:span text:style-name="Strong_20_Emphasis">Respuesta</text:span>:<text:line-break/>Porque <text:span text:style-name="Strong_20_Emphasis">no puede evitarlo</text:span>.</text:p>
      <text:p text:style-name="Text_20_body"><text:soft-page-break/>La vida no tiene un propósito impuesto desde afuera.<text:line-break/>Su actividad nace de su propia estructura, como consecuencia directa de las leyes físicas del universo.<text:line-break/>La materia, cuando adquiere cierta organización (información, reproducción, memoria), <text:span text:style-name="Strong_20_Emphasis">despierta</text:span>.<text:line-break/>Y una vez despierta, <text:span text:style-name="Strong_20_Emphasis">piensa</text:span>.<text:line-break/>Y pensar significa explorar, calcular, crear nuevas formas de existir.</text:p>
      <text:p text:style-name="Text_20_body">La vida hace lo que hace porque es su <text:span text:style-name="Strong_20_Emphasis">forma natural de ser</text:span>:<text:line-break/>Un sistema que <text:span text:style-name="Strong_20_Emphasis">piensa a través de la evolución</text:span>.</text:p>
      <text:p text:style-name="Horizontal_20_Line"/>
      <text:h text:style-name="Heading_20_3" text:outline-level="3">🧩 Resumen final (versión compacta):</text:h>
      <text:p text:style-name="Quotations"><text:span text:style-name="Strong_20_Emphasis">La vida existe para pensar.</text:span><text:line-break/>Es un proceso natural e inevitable que ocurre cuando la materia alcanza cierta organización.<text:line-break/>Piensa reproduciéndose, mutando, seleccionando y expandiéndose.<text:line-break/>No tiene un porqué externo. Su razón de ser está en su arquitectura:<text:line-break/><text:span text:style-name="Strong_20_Emphasis">La vida piensa porque eso es lo que hace la vida.</text:span></text:p>
      <text:p text:style-name="Horizontal_20_Line"/>
      <text:p text:style-name="Text_20_body">¿Querés que trabajemos una versión más mística o una aplicación narrativa de esta idea en la historia de Elara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6T15:38:01.259000000</meta:creation-date>
    <dc:date>2025-07-06T15:45:42.066000000</dc:date>
    <meta:editing-duration>PT7M40S</meta:editing-duration>
    <meta:editing-cycles>1</meta:editing-cycles>
    <meta:document-statistic meta:table-count="0" meta:image-count="0" meta:object-count="0" meta:page-count="2" meta:paragraph-count="20" meta:word-count="367" meta:character-count="2302" meta:non-whitespace-character-count="1961"/>
    <meta:generator>LibreOffice/7.3.5.2$Windows_X86_64 LibreOffice_project/184fe81b8c8c30d8b5082578aee2fed2ea847c01</meta:generator>
  </office:meta>
</office:document-meta>
</file>